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style-name="ce1"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-[.C6]^2+8*[.C6]" office:value-type="float" office:value="0" calcext:value-type="float">
            <text:p>0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-[.C7]^2+8*[.C7]" office:value-type="float" office:value="9" calcext:value-type="float">
            <text:p>9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-[.C8]^2+8*[.C8]" office:value-type="float" office:value="20" calcext:value-type="float">
            <text:p>20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-[.C9]^2+8*[.C9]" office:value-type="float" office:value="33" calcext:value-type="float">
            <text:p>33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-[.C10]^2+8*[.C10]" office:value-type="float" office:value="48" calcext:value-type="float">
            <text:p>48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-[.C11]^2+8*[.C11]" office:value-type="float" office:value="65" calcext:value-type="float">
            <text:p>65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-[.C12]^2+8*[.C12]" office:value-type="float" office:value="84" calcext:value-type="float">
            <text:p>84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-[.C13]^2+8*[.C13]" office:value-type="float" office:value="105" calcext:value-type="float">
            <text:p>105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-[.C14]^2+8*[.C14]" office:value-type="float" office:value="128" calcext:value-type="float">
            <text:p>128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-[.C15]^2+8*[.C15]" office:value-type="float" office:value="153" calcext:value-type="float">
            <text:p>153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-[.C16]^2+8*[.C16]" office:value-type="float" office:value="180" calcext:value-type="float">
            <text:p>180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-[.C17]^2+8*[.C17]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-[.C18]^2+8*[.C18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-[.C19]^2+8*[.C19]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-[.C20]^2+8*[.C20]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-[.C21]^2+8*[.C21]" office:value-type="float" office:value="345" calcext:value-type="float">
            <text:p>34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solver_adj" table:base-cell-address="$Planilha1.$A$1" table:cell-range-address=".$H$7" table:range-usable-as="hidden"/>
          <table:named-expression table:name="solver_asr" table:base-cell-address="$Planilha1.$A$1" table:expression="0" loext:hidden="true"/>
          <table:named-expression table:name="solver_bbd" table:base-cell-address="$Planilha1.$A$1" table:expression="1" loext:hidden="true"/>
          <table:named-expression table:name="solver_ccoeff" table:base-cell-address="$Planilha1.$A$1" table:expression="0" loext:hidden="true"/>
          <table:named-expression table:name="solver_cog" table:base-cell-address="$Planilha1.$A$1" table:expression="0" loext:hidden="true"/>
          <table:named-expression table:name="solver_crpb" table:base-cell-address="$Planilha1.$A$1" table:expression="0" loext:hidden="true"/>
          <table:named-expression table:name="solver_eng" table:base-cell-address="$Planilha1.$A$1" table:expression="1" loext:hidden="true"/>
          <table:named-expression table:name="solver_eps" table:base-cell-address="$Planilha1.$A$1" table:expression="0" loext:hidden="true"/>
          <table:named-expression table:name="solver_int" table:base-cell-address="$Planilha1.$A$1" table:expression="1" loext:hidden="true"/>
          <table:named-expression table:name="solver_lo_eng" table:base-cell-address="$Planilha1.$A$1" table:expression="&quot;com.sun.star.comp.Calc.SwarmSolver&quot;" loext:hidden="true"/>
          <table:named-expression table:name="solver_mtpb" table:base-cell-address="$Planilha1.$A$1" table:expression="0" loext:hidden="true"/>
          <table:named-expression table:name="solver_neg" table:base-cell-address="$Planilha1.$A$1" table:expression="2" loext:hidden="true"/>
          <table:named-expression table:name="solver_num" table:base-cell-address="$Planilha1.$A$1" table:expression="0" loext:hidden="true"/>
          <table:named-range table:name="solver_opt" table:base-cell-address="$Planilha1.$A$1" table:cell-range-address=".$I$7" table:range-usable-as="hidden"/>
          <table:named-expression table:name="solver_smax" table:base-cell-address="$Planilha1.$A$1" table:expression="0" loext:hidden="true"/>
          <table:named-expression table:name="solver_smin" table:base-cell-address="$Planilha1.$A$1" table:expression="0" loext:hidden="true"/>
          <table:named-expression table:name="solver_soc" table:base-cell-address="$Planilha1.$A$1" table:expression="0" loext:hidden="true"/>
          <table:named-expression table:name="solver_stol" table:base-cell-address="$Planilha1.$A$1" table:expression="0" loext:hidden="true"/>
          <table:named-expression table:name="solver_tim" table:base-cell-address="$Planilha1.$A$1" table:expression="60000" loext:hidden="true"/>
          <table:named-expression table:name="solver_typ" table:base-cell-address="$Planilha1.$A$1" table:expression="1" loext:hidden="true"/>
          <table:named-expression table:name="solver_vrt" table:base-cell-address="$Planilh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4T23:14:25.604677951</meta:creation-date>
    <meta:generator>LibreOffice/25.8.6.2$Linux_X86_64 LibreOffice_project/a46b460d1686bb49c718d2ef5f88b83ff2dc4981</meta:generator>
    <dc:date>2026-05-04T23:36:31.812530033</dc:date>
    <meta:editing-duration>PT33S</meta:editing-duration>
    <meta:editing-cycles>1</meta:editing-cycles>
    <meta:document-statistic meta:table-count="1" meta:cell-count="34" meta:object-count="0"/>
  </office:meta>
</office:document-meta>
</file>